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2228in" svg:height="3.5402in" svg:x="6.5791in" svg:y="0in">
            <draw:object draw:notify-on-update-of-ranges="Sheet1.A3:Sheet1.A3 Sheet1.A4:Sheet1.A29 Sheet1.E3:Sheet1.E3 Sheet1.E4:Sheet1.E29 Sheet1.F3:Sheet1.F3 Sheet1.F4:Sheet1.F29 Sheet1.G3:Sheet1.G3 Sheet1.G4:Sheet1.G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4.3449in" svg:height="3.5429in" svg:x="6.5409in" svg:y="6.3728in">
            <draw:object draw:notify-on-update-of-ranges="Sheet1.A40:Sheet1.A40 Sheet1.A41:Sheet1.A66 Sheet1.E40:Sheet1.E40 Sheet1.E41:Sheet1.E66 Sheet1.F40:Sheet1.F40 Sheet1.F41:Sheet1.F66 Sheet1.G40:Sheet1.G40 Sheet1.G41:Sheet1.G6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small data size, tile size=32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on X86-64 (unit: ms)</text:p>
          </table:table-cell>
          <table:table-cell table:number-columns-repeated="2"/>
          <table:table-cell office:value-type="string">
            <text:p>Speedu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ang -O3</text:p>
          </table:table-cell>
          <table:table-cell office:value-type="string">
            <text:p>tile</text:p>
          </table:table-cell>
          <table:table-cell office:value-type="string">
            <text:p>tile+parallel</text:p>
          </table:table-cell>
          <table:table-cell office:value-type="string">
            <text:p>Clang -O3</text:p>
          </table:table-cell>
          <table:table-cell office:value-type="string">
            <text:p>tile</text:p>
          </table:table-cell>
          <table:table-cell office:value-type="string">
            <text:p>tile+parallel</text:p>
          </table:table-cell>
        </table:table-row>
        <table:table-row table:style-name="ro1">
          <table:table-cell office:value-type="string">
            <text:p>2mm</text:p>
          </table:table-cell>
          <table:table-cell office:value-type="float" office:value="0.005168">
            <text:p>0.005168</text:p>
          </table:table-cell>
          <table:table-cell office:value-type="float" office:value="0.004992">
            <text:p>0.004992</text:p>
          </table:table-cell>
          <table:table-cell office:value-type="float" office:value="0.00201">
            <text:p>0.00201</text:p>
          </table:table-cell>
          <table:table-cell table:formula="of:=[.B4]/[.B4]" office:value-type="float" office:value="1">
            <text:p>1</text:p>
          </table:table-cell>
          <table:table-cell table:formula="of:=[.B4]/[.C4]" office:value-type="float" office:value="1.03525641025641">
            <text:p>1.0352564103</text:p>
          </table:table-cell>
          <table:table-cell table:formula="of:=[.B4]/[.D4]" office:value-type="float" office:value="2.57114427860696">
            <text:p>2.5711442786</text:p>
          </table:table-cell>
        </table:table-row>
        <table:table-row table:style-name="ro1">
          <table:table-cell office:value-type="string">
            <text:p>3mm</text:p>
          </table:table-cell>
          <table:table-cell office:value-type="float" office:value="0.007619">
            <text:p>0.007619</text:p>
          </table:table-cell>
          <table:table-cell office:value-type="float" office:value="0.007368">
            <text:p>0.007368</text:p>
          </table:table-cell>
          <table:table-cell office:value-type="float" office:value="0.003241">
            <text:p>0.003241</text:p>
          </table:table-cell>
          <table:table-cell table:formula="of:=[.B5]/[.B5]" office:value-type="float" office:value="1">
            <text:p>1</text:p>
          </table:table-cell>
          <table:table-cell table:formula="of:=[.B5]/[.C5]" office:value-type="float" office:value="1.03406623235613">
            <text:p>1.0340662324</text:p>
          </table:table-cell>
          <table:table-cell table:formula="of:=[.B5]/[.D5]" office:value-type="float" office:value="2.3508176488738">
            <text:p>2.3508176489</text:p>
          </table:table-cell>
        </table:table-row>
        <table:table-row table:style-name="ro2">
          <table:table-cell office:value-type="string">
            <text:p>adi</text:p>
          </table:table-cell>
          <table:table-cell office:value-type="float" office:value="0.046368">
            <text:p>0.046368</text:p>
          </table:table-cell>
          <table:table-cell office:value-type="float" office:value="0.067416">
            <text:p>0.067416</text:p>
          </table:table-cell>
          <table:table-cell office:value-type="float" office:value="0.018561">
            <text:p>0.018561</text:p>
          </table:table-cell>
          <table:table-cell table:formula="of:=[.B6]/[.B6]" office:value-type="float" office:value="1">
            <text:p>1</text:p>
          </table:table-cell>
          <table:table-cell table:formula="of:=[.B6]/[.C6]" office:value-type="float" office:value="0.687789248843005">
            <text:p>0.6877892488</text:p>
          </table:table-cell>
          <table:table-cell table:formula="of:=[.B6]/[.D6]" office:value-type="float" office:value="2.49814126394052">
            <text:p>2.4981412639</text:p>
          </table:table-cell>
        </table:table-row>
        <table:table-row table:style-name="ro2">
          <table:table-cell office:value-type="string">
            <text:p>atax</text:p>
          </table:table-cell>
          <table:table-cell office:value-type="float" office:value="0.000326">
            <text:p>0.000326</text:p>
          </table:table-cell>
          <table:table-cell office:value-type="float" office:value="0.0007">
            <text:p>0.0007</text:p>
          </table:table-cell>
          <table:table-cell office:value-type="float" office:value="0.000155">
            <text:p>0.000155</text:p>
          </table:table-cell>
          <table:table-cell table:formula="of:=[.B7]/[.B7]" office:value-type="float" office:value="1">
            <text:p>1</text:p>
          </table:table-cell>
          <table:table-cell table:formula="of:=[.B7]/[.C7]" office:value-type="float" office:value="0.465714285714286">
            <text:p>0.4657142857</text:p>
          </table:table-cell>
          <table:table-cell table:formula="of:=[.B7]/[.D7]" office:value-type="float" office:value="2.10322580645161">
            <text:p>2.1032258065</text:p>
          </table:table-cell>
        </table:table-row>
        <table:table-row table:style-name="ro2">
          <table:table-cell office:value-type="string">
            <text:p>bicg</text:p>
          </table:table-cell>
          <table:table-cell office:value-type="float" office:value="0.000583">
            <text:p>0.000583</text:p>
          </table:table-cell>
          <table:table-cell office:value-type="float" office:value="0.000558">
            <text:p>0.000558</text:p>
          </table:table-cell>
          <table:table-cell office:value-type="float" office:value="0.000725">
            <text:p>0.000725</text:p>
          </table:table-cell>
          <table:table-cell table:formula="of:=[.B8]/[.B8]" office:value-type="float" office:value="1">
            <text:p>1</text:p>
          </table:table-cell>
          <table:table-cell table:formula="of:=[.B8]/[.C8]" office:value-type="float" office:value="1.04480286738351">
            <text:p>1.0448028674</text:p>
          </table:table-cell>
          <table:table-cell table:formula="of:=[.B8]/[.D8]" office:value-type="float" office:value="0.804137931034483">
            <text:p>0.804137931</text:p>
          </table:table-cell>
        </table:table-row>
        <table:table-row table:style-name="ro1">
          <table:table-cell office:value-type="string">
            <text:p>covariance</text:p>
          </table:table-cell>
          <table:table-cell office:value-type="float" office:value="0.091934">
            <text:p>0.091934</text:p>
          </table:table-cell>
          <table:table-cell office:value-type="float" office:value="0.060895">
            <text:p>0.060895</text:p>
          </table:table-cell>
          <table:table-cell office:value-type="float" office:value="0.011556">
            <text:p>0.011556</text:p>
          </table:table-cell>
          <table:table-cell table:formula="of:=[.B9]/[.B9]" office:value-type="float" office:value="1">
            <text:p>1</text:p>
          </table:table-cell>
          <table:table-cell table:formula="of:=[.B9]/[.C9]" office:value-type="float" office:value="1.50971344116923">
            <text:p>1.5097134412</text:p>
          </table:table-cell>
          <table:table-cell table:formula="of:=[.B9]/[.D9]" office:value-type="float" office:value="7.95552094150225">
            <text:p>7.9555209415</text:p>
          </table:table-cell>
        </table:table-row>
        <table:table-row table:style-name="ro2">
          <table:table-cell office:value-type="string">
            <text:p>doitgen</text:p>
          </table:table-cell>
          <table:table-cell office:value-type="float" office:value="0.001101">
            <text:p>0.001101</text:p>
          </table:table-cell>
          <table:table-cell office:value-type="float" office:value="0.001118">
            <text:p>0.001118</text:p>
          </table:table-cell>
          <table:table-cell office:value-type="float" office:value="0.000963">
            <text:p>0.000963</text:p>
          </table:table-cell>
          <table:table-cell table:formula="of:=[.B10]/[.B10]" office:value-type="float" office:value="1">
            <text:p>1</text:p>
          </table:table-cell>
          <table:table-cell table:formula="of:=[.B10]/[.C10]" office:value-type="float" office:value="0.98479427549195">
            <text:p>0.9847942755</text:p>
          </table:table-cell>
          <table:table-cell table:formula="of:=[.B10]/[.D10]" office:value-type="float" office:value="1.14330218068536">
            <text:p>1.1433021807</text:p>
          </table:table-cell>
        </table:table-row>
        <table:table-row table:style-name="ro2">
          <table:table-cell office:value-type="string">
            <text:p>durbin</text:p>
          </table:table-cell>
          <table:table-cell office:value-type="float" office:value="0.00133">
            <text:p>0.00133</text:p>
          </table:table-cell>
          <table:table-cell office:value-type="float" office:value="0.001401">
            <text:p>0.001401</text:p>
          </table:table-cell>
          <table:table-cell office:value-type="float" office:value="0.004628">
            <text:p>0.004628</text:p>
          </table:table-cell>
          <table:table-cell table:formula="of:=[.B11]/[.B11]" office:value-type="float" office:value="1">
            <text:p>1</text:p>
          </table:table-cell>
          <table:table-cell table:formula="of:=[.B11]/[.C11]" office:value-type="float" office:value="0.949321912919343">
            <text:p>0.9493219129</text:p>
          </table:table-cell>
          <table:table-cell table:formula="of:=[.B11]/[.D11]" office:value-type="float" office:value="0.287381158167675">
            <text:p>0.2873811582</text:p>
          </table:table-cell>
        </table:table-row>
        <table:table-row table:style-name="ro2">
          <table:table-cell office:value-type="string">
            <text:p>dynprog</text:p>
          </table:table-cell>
          <table:table-cell office:value-type="float" office:value="0.003145">
            <text:p>0.003145</text:p>
          </table:table-cell>
          <table:table-cell office:value-type="float" office:value="0.003208">
            <text:p>0.003208</text:p>
          </table:table-cell>
          <table:table-cell office:value-type="float" office:value="0.007007">
            <text:p>0.007007</text:p>
          </table:table-cell>
          <table:table-cell table:formula="of:=[.B12]/[.B12]" office:value-type="float" office:value="1">
            <text:p>1</text:p>
          </table:table-cell>
          <table:table-cell table:formula="of:=[.B12]/[.C12]" office:value-type="float" office:value="0.980361596009975">
            <text:p>0.980361596</text:p>
          </table:table-cell>
          <table:table-cell table:formula="of:=[.B12]/[.D12]" office:value-type="float" office:value="0.448836877408306">
            <text:p>0.4488368774</text:p>
          </table:table-cell>
        </table:table-row>
        <table:table-row table:style-name="ro2">
          <table:table-cell office:value-type="string">
            <text:p>fdtd-2d</text:p>
          </table:table-cell>
          <table:table-cell office:value-type="float" office:value="0.006178">
            <text:p>0.006178</text:p>
          </table:table-cell>
          <table:table-cell office:value-type="float" office:value="0.008596">
            <text:p>0.008596</text:p>
          </table:table-cell>
          <table:table-cell office:value-type="float" office:value="0.008431">
            <text:p>0.008431</text:p>
          </table:table-cell>
          <table:table-cell table:formula="of:=[.B13]/[.B13]" office:value-type="float" office:value="1">
            <text:p>1</text:p>
          </table:table-cell>
          <table:table-cell table:formula="of:=[.B13]/[.C13]" office:value-type="float" office:value="0.718706375058167">
            <text:p>0.7187063751</text:p>
          </table:table-cell>
          <table:table-cell table:formula="of:=[.B13]/[.D13]" office:value-type="float" office:value="0.732771913177559">
            <text:p>0.7327719132</text:p>
          </table:table-cell>
        </table:table-row>
        <table:table-row table:style-name="ro2">
          <table:table-cell office:value-type="string">
            <text:p>fdtd-apml</text:p>
          </table:table-cell>
          <table:table-cell office:value-type="float" office:value="0.010138">
            <text:p>0.010138</text:p>
          </table:table-cell>
          <table:table-cell office:value-type="float" office:value="0.010074">
            <text:p>0.010074</text:p>
          </table:table-cell>
          <table:table-cell office:value-type="float" office:value="0.010175">
            <text:p>0.010175</text:p>
          </table:table-cell>
          <table:table-cell table:formula="of:=[.B14]/[.B14]" office:value-type="float" office:value="1">
            <text:p>1</text:p>
          </table:table-cell>
          <table:table-cell table:formula="of:=[.B14]/[.C14]" office:value-type="float" office:value="1.00635298788962">
            <text:p>1.0063529879</text:p>
          </table:table-cell>
          <table:table-cell table:formula="of:=[.B14]/[.D14]" office:value-type="float" office:value="0.996363636363636">
            <text:p>0.9963636364</text:p>
          </table:table-cell>
        </table:table-row>
        <table:table-row table:style-name="ro2">
          <table:table-cell office:value-type="string">
            <text:p>floyd-warshall</text:p>
          </table:table-cell>
          <table:table-cell office:value-type="float" office:value="0.001409">
            <text:p>0.001409</text:p>
          </table:table-cell>
          <table:table-cell office:value-type="float" office:value="0.001425">
            <text:p>0.001425</text:p>
          </table:table-cell>
          <table:table-cell office:value-type="float" office:value="0.002863">
            <text:p>0.002863</text:p>
          </table:table-cell>
          <table:table-cell table:formula="of:=[.B15]/[.B15]" office:value-type="float" office:value="1">
            <text:p>1</text:p>
          </table:table-cell>
          <table:table-cell table:formula="of:=[.B15]/[.C15]" office:value-type="float" office:value="0.988771929824561">
            <text:p>0.9887719298</text:p>
          </table:table-cell>
          <table:table-cell table:formula="of:=[.B15]/[.D15]" office:value-type="float" office:value="0.492141110723018">
            <text:p>0.4921411107</text:p>
          </table:table-cell>
        </table:table-row>
        <table:table-row table:style-name="ro2">
          <table:table-cell office:value-type="string">
            <text:p>gemm</text:p>
          </table:table-cell>
          <table:table-cell office:value-type="float" office:value="0.002585">
            <text:p>0.002585</text:p>
          </table:table-cell>
          <table:table-cell office:value-type="float" office:value="0.002471">
            <text:p>0.002471</text:p>
          </table:table-cell>
          <table:table-cell office:value-type="float" office:value="0.000963">
            <text:p>0.000963</text:p>
          </table:table-cell>
          <table:table-cell table:formula="of:=[.B16]/[.B16]" office:value-type="float" office:value="1">
            <text:p>1</text:p>
          </table:table-cell>
          <table:table-cell table:formula="of:=[.B16]/[.C16]" office:value-type="float" office:value="1.0461351679482">
            <text:p>1.0461351679</text:p>
          </table:table-cell>
          <table:table-cell table:formula="of:=[.B16]/[.D16]" office:value-type="float" office:value="2.68431983385254">
            <text:p>2.6843198339</text:p>
          </table:table-cell>
        </table:table-row>
        <table:table-row table:style-name="ro2">
          <table:table-cell office:value-type="string">
            <text:p>gemver</text:p>
          </table:table-cell>
          <table:table-cell office:value-type="float" office:value="0.000973">
            <text:p>0.000973</text:p>
          </table:table-cell>
          <table:table-cell office:value-type="float" office:value="0.001196">
            <text:p>0.001196</text:p>
          </table:table-cell>
          <table:table-cell office:value-type="float" office:value="0.008935">
            <text:p>0.008935</text:p>
          </table:table-cell>
          <table:table-cell table:formula="of:=[.B17]/[.B17]" office:value-type="float" office:value="1">
            <text:p>1</text:p>
          </table:table-cell>
          <table:table-cell table:formula="of:=[.B17]/[.C17]" office:value-type="float" office:value="0.813545150501672">
            <text:p>0.8135451505</text:p>
          </table:table-cell>
          <table:table-cell table:formula="of:=[.B17]/[.D17]" office:value-type="float" office:value="0.108897593732513">
            <text:p>0.1088975937</text:p>
          </table:table-cell>
        </table:table-row>
        <table:table-row table:style-name="ro2">
          <table:table-cell office:value-type="string">
            <text:p>gesummv</text:p>
          </table:table-cell>
          <table:table-cell office:value-type="float" office:value="0.000605">
            <text:p>0.000605</text:p>
          </table:table-cell>
          <table:table-cell office:value-type="float" office:value="0.000863">
            <text:p>0.000863</text:p>
          </table:table-cell>
          <table:table-cell office:value-type="float" office:value="0.001027">
            <text:p>0.001027</text:p>
          </table:table-cell>
          <table:table-cell table:formula="of:=[.B18]/[.B18]" office:value-type="float" office:value="1">
            <text:p>1</text:p>
          </table:table-cell>
          <table:table-cell table:formula="of:=[.B18]/[.C18]" office:value-type="float" office:value="0.701042873696408">
            <text:p>0.7010428737</text:p>
          </table:table-cell>
          <table:table-cell table:formula="of:=[.B18]/[.D18]" office:value-type="float" office:value="0.589094449853944">
            <text:p>0.5890944499</text:p>
          </table:table-cell>
        </table:table-row>
        <table:table-row table:style-name="ro2">
          <table:table-cell office:value-type="string">
            <text:p>jacobi-1d-imper</text:p>
          </table:table-cell>
          <table:table-cell office:value-type="float" office:value="0.000009">
            <text:p>0.000009</text:p>
          </table:table-cell>
          <table:table-cell table:number-columns-repeated="2" office:value-type="float" office:value="0.000013">
            <text:p>0.000013</text:p>
          </table:table-cell>
          <table:table-cell table:formula="of:=[.B19]/[.B19]" office:value-type="float" office:value="1">
            <text:p>1</text:p>
          </table:table-cell>
          <table:table-cell table:formula="of:=[.B19]/[.C19]" office:value-type="float" office:value="0.692307692307692">
            <text:p>0.6923076923</text:p>
          </table:table-cell>
          <table:table-cell table:formula="of:=[.B19]/[.D19]" office:value-type="float" office:value="0.692307692307692">
            <text:p>0.6923076923</text:p>
          </table:table-cell>
        </table:table-row>
        <table:table-row table:style-name="ro2">
          <table:table-cell office:value-type="string">
            <text:p>jacobi-2d-imper</text:p>
          </table:table-cell>
          <table:table-cell office:value-type="float" office:value="0.00387">
            <text:p>0.00387</text:p>
          </table:table-cell>
          <table:table-cell office:value-type="float" office:value="0.004337">
            <text:p>0.004337</text:p>
          </table:table-cell>
          <table:table-cell office:value-type="float" office:value="0.140966">
            <text:p>0.140966</text:p>
          </table:table-cell>
          <table:table-cell table:formula="of:=[.B20]/[.B20]" office:value-type="float" office:value="1">
            <text:p>1</text:p>
          </table:table-cell>
          <table:table-cell table:formula="of:=[.B20]/[.C20]" office:value-type="float" office:value="0.892321881484897">
            <text:p>0.8923218815</text:p>
          </table:table-cell>
          <table:table-cell table:formula="of:=[.B20]/[.D20]" office:value-type="float" office:value="0.0274534284863017">
            <text:p>0.0274534285</text:p>
          </table:table-cell>
        </table:table-row>
        <table:table-row table:style-name="ro2">
          <table:table-cell office:value-type="string">
            <text:p>lu</text:p>
          </table:table-cell>
          <table:table-cell office:value-type="float" office:value="0.0006">
            <text:p>0.0006</text:p>
          </table:table-cell>
          <table:table-cell office:value-type="float" office:value="0.000596">
            <text:p>0.000596</text:p>
          </table:table-cell>
          <table:table-cell office:value-type="float" office:value="0.00113">
            <text:p>0.00113</text:p>
          </table:table-cell>
          <table:table-cell table:formula="of:=[.B21]/[.B21]" office:value-type="float" office:value="1">
            <text:p>1</text:p>
          </table:table-cell>
          <table:table-cell table:formula="of:=[.B21]/[.C21]" office:value-type="float" office:value="1.00671140939597">
            <text:p>1.0067114094</text:p>
          </table:table-cell>
          <table:table-cell table:formula="of:=[.B21]/[.D21]" office:value-type="float" office:value="0.530973451327434">
            <text:p>0.5309734513</text:p>
          </table:table-cell>
        </table:table-row>
        <table:table-row table:style-name="ro2">
          <table:table-cell office:value-type="string">
            <text:p>ludcmp</text:p>
          </table:table-cell>
          <table:table-cell office:value-type="float" office:value="0.000599">
            <text:p>0.000599</text:p>
          </table:table-cell>
          <table:table-cell office:value-type="float" office:value="0.000589">
            <text:p>0.000589</text:p>
          </table:table-cell>
          <table:table-cell office:value-type="float" office:value="0.000665">
            <text:p>0.000665</text:p>
          </table:table-cell>
          <table:table-cell table:formula="of:=[.B22]/[.B22]" office:value-type="float" office:value="1">
            <text:p>1</text:p>
          </table:table-cell>
          <table:table-cell table:formula="of:=[.B22]/[.C22]" office:value-type="float" office:value="1.0169779286927">
            <text:p>1.0169779287</text:p>
          </table:table-cell>
          <table:table-cell table:formula="of:=[.B22]/[.D22]" office:value-type="float" office:value="0.900751879699248">
            <text:p>0.9007518797</text:p>
          </table:table-cell>
        </table:table-row>
        <table:table-row table:style-name="ro2">
          <table:table-cell office:value-type="string">
            <text:p>mvt</text:p>
          </table:table-cell>
          <table:table-cell office:value-type="float" office:value="0.000906">
            <text:p>0.000906</text:p>
          </table:table-cell>
          <table:table-cell office:value-type="float" office:value="0.000766">
            <text:p>0.000766</text:p>
          </table:table-cell>
          <table:table-cell office:value-type="float" office:value="0.00014">
            <text:p>0.00014</text:p>
          </table:table-cell>
          <table:table-cell table:formula="of:=[.B23]/[.B23]" office:value-type="float" office:value="1">
            <text:p>1</text:p>
          </table:table-cell>
          <table:table-cell table:formula="of:=[.B23]/[.C23]" office:value-type="float" office:value="1.18276762402089">
            <text:p>1.182767624</text:p>
          </table:table-cell>
          <table:table-cell table:formula="of:=[.B23]/[.D23]" office:value-type="float" office:value="6.47142857142857">
            <text:p>6.4714285714</text:p>
          </table:table-cell>
        </table:table-row>
        <table:table-row table:style-name="ro2">
          <table:table-cell office:value-type="string">
            <text:p>seidel-2d</text:p>
          </table:table-cell>
          <table:table-cell office:value-type="float" office:value="0.024317">
            <text:p>0.024317</text:p>
          </table:table-cell>
          <table:table-cell office:value-type="float" office:value="0.026233">
            <text:p>0.026233</text:p>
          </table:table-cell>
          <table:table-cell office:value-type="float" office:value="0.025775">
            <text:p>0.025775</text:p>
          </table:table-cell>
          <table:table-cell table:formula="of:=[.B24]/[.B24]" office:value-type="float" office:value="1">
            <text:p>1</text:p>
          </table:table-cell>
          <table:table-cell table:formula="of:=[.B24]/[.C24]" office:value-type="float" office:value="0.926962223154042">
            <text:p>0.9269622232</text:p>
          </table:table-cell>
          <table:table-cell table:formula="of:=[.B24]/[.D24]" office:value-type="float" office:value="0.943433559650824">
            <text:p>0.9434335597</text:p>
          </table:table-cell>
        </table:table-row>
        <table:table-row table:style-name="ro2">
          <table:table-cell office:value-type="string">
            <text:p>symm</text:p>
          </table:table-cell>
          <table:table-cell office:value-type="float" office:value="0.003206">
            <text:p>0.003206</text:p>
          </table:table-cell>
          <table:table-cell office:value-type="float" office:value="0.003628">
            <text:p>0.003628</text:p>
          </table:table-cell>
          <table:table-cell office:value-type="float" office:value="0.003219">
            <text:p>0.003219</text:p>
          </table:table-cell>
          <table:table-cell table:formula="of:=[.B25]/[.B25]" office:value-type="float" office:value="1">
            <text:p>1</text:p>
          </table:table-cell>
          <table:table-cell table:formula="of:=[.B25]/[.C25]" office:value-type="float" office:value="0.883682469680264">
            <text:p>0.8836824697</text:p>
          </table:table-cell>
          <table:table-cell table:formula="of:=[.B25]/[.D25]" office:value-type="float" office:value="0.995961478720099">
            <text:p>0.9959614787</text:p>
          </table:table-cell>
        </table:table-row>
        <table:table-row table:style-name="ro1">
          <table:table-cell office:value-type="string">
            <text:p>syr2k</text:p>
          </table:table-cell>
          <table:table-cell office:value-type="float" office:value="0.003324">
            <text:p>0.003324</text:p>
          </table:table-cell>
          <table:table-cell office:value-type="float" office:value="0.003444">
            <text:p>0.003444</text:p>
          </table:table-cell>
          <table:table-cell office:value-type="float" office:value="0.001592">
            <text:p>0.001592</text:p>
          </table:table-cell>
          <table:table-cell table:formula="of:=[.B26]/[.B26]" office:value-type="float" office:value="1">
            <text:p>1</text:p>
          </table:table-cell>
          <table:table-cell table:formula="of:=[.B26]/[.C26]" office:value-type="float" office:value="0.965156794425087">
            <text:p>0.9651567944</text:p>
          </table:table-cell>
          <table:table-cell table:formula="of:=[.B26]/[.D26]" office:value-type="float" office:value="2.08793969849246">
            <text:p>2.0879396985</text:p>
          </table:table-cell>
        </table:table-row>
        <table:table-row table:style-name="ro2">
          <table:table-cell office:value-type="string">
            <text:p>syrk</text:p>
          </table:table-cell>
          <table:table-cell office:value-type="float" office:value="0.001794">
            <text:p>0.001794</text:p>
          </table:table-cell>
          <table:table-cell office:value-type="float" office:value="0.002031">
            <text:p>0.002031</text:p>
          </table:table-cell>
          <table:table-cell office:value-type="float" office:value="0.000745">
            <text:p>0.000745</text:p>
          </table:table-cell>
          <table:table-cell table:formula="of:=[.B27]/[.B27]" office:value-type="float" office:value="1">
            <text:p>1</text:p>
          </table:table-cell>
          <table:table-cell table:formula="of:=[.B27]/[.C27]" office:value-type="float" office:value="0.883308714918759">
            <text:p>0.8833087149</text:p>
          </table:table-cell>
          <table:table-cell table:formula="of:=[.B27]/[.D27]" office:value-type="float" office:value="2.40805369127517">
            <text:p>2.4080536913</text:p>
          </table:table-cell>
        </table:table-row>
        <table:table-row table:style-name="ro2">
          <table:table-cell office:value-type="string">
            <text:p>trisolv</text:p>
          </table:table-cell>
          <table:table-cell table:number-columns-repeated="2" office:value-type="float" office:value="0.000137">
            <text:p>0.000137</text:p>
          </table:table-cell>
          <table:table-cell office:value-type="float" office:value="0.000105">
            <text:p>0.000105</text:p>
          </table:table-cell>
          <table:table-cell table:formula="of:=[.B28]/[.B28]" office:value-type="float" office:value="1">
            <text:p>1</text:p>
          </table:table-cell>
          <table:table-cell table:formula="of:=[.B28]/[.C28]" office:value-type="float" office:value="1">
            <text:p>1</text:p>
          </table:table-cell>
          <table:table-cell table:formula="of:=[.B28]/[.D28]" office:value-type="float" office:value="1.3047619047619">
            <text:p>1.3047619048</text:p>
          </table:table-cell>
        </table:table-row>
        <table:table-row table:style-name="ro2">
          <table:table-cell office:value-type="string">
            <text:p>trmm</text:p>
          </table:table-cell>
          <table:table-cell office:value-type="float" office:value="0.00115">
            <text:p>0.00115</text:p>
          </table:table-cell>
          <table:table-cell office:value-type="float" office:value="0.001104">
            <text:p>0.001104</text:p>
          </table:table-cell>
          <table:table-cell office:value-type="float" office:value="0.060355">
            <text:p>0.060355</text:p>
          </table:table-cell>
          <table:table-cell table:formula="of:=[.B29]/[.B29]" office:value-type="float" office:value="1">
            <text:p>1</text:p>
          </table:table-cell>
          <table:table-cell table:formula="of:=[.B29]/[.C29]" office:value-type="float" office:value="1.04166666666667">
            <text:p>1.0416666667</text:p>
          </table:table-cell>
          <table:table-cell table:formula="of:=[.B29]/[.D29]" office:value-type="float" office:value="0.0190539309087897">
            <text:p>0.019053930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B: clang -O3</text:p>
          </table:table-cell>
          <table:table-cell table:number-columns-repeated="6"/>
        </table:table-row>
        <table:table-row table:style-name="ro2">
          <table:table-cell office:value-type="string">
            <text:p>C: clang -O3 -mllvm -polly -mllvm -polly-ignore-aliasing</text:p>
          </table:table-cell>
          <table:table-cell table:number-columns-repeated="6"/>
        </table:table-row>
        <table:table-row table:style-name="ro2">
          <table:table-cell office:value-type="string">
            <text:p>D: clang -O3 -mllvm -polly -mllvm -enable-polly-openmp -lgomp -mllvm -polly-ignore-aliasing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large data size, tile size=32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on X86-64 (unit: ms)</text:p>
          </table:table-cell>
          <table:table-cell table:number-columns-repeated="2"/>
          <table:table-cell office:value-type="string">
            <text:p>Speedu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ang -O3</text:p>
          </table:table-cell>
          <table:table-cell office:value-type="string">
            <text:p>tile</text:p>
          </table:table-cell>
          <table:table-cell office:value-type="string">
            <text:p>tile+parallel</text:p>
          </table:table-cell>
          <table:table-cell office:value-type="string">
            <text:p>Clang -O3</text:p>
          </table:table-cell>
          <table:table-cell office:value-type="string">
            <text:p>tile</text:p>
          </table:table-cell>
          <table:table-cell office:value-type="string">
            <text:p>tile+parallel</text:p>
          </table:table-cell>
        </table:table-row>
        <table:table-row table:style-name="ro1">
          <table:table-cell office:value-type="string">
            <text:p>2mm</text:p>
          </table:table-cell>
          <table:table-cell office:value-type="float" office:value="121.272833">
            <text:p>121.272833</text:p>
          </table:table-cell>
          <table:table-cell office:value-type="float" office:value="16.268144">
            <text:p>16.268144</text:p>
          </table:table-cell>
          <table:table-cell office:value-type="float" office:value="3.211714">
            <text:p>3.211714</text:p>
          </table:table-cell>
          <table:table-cell table:formula="of:=[.B41]/[.B41]" office:value-type="float" office:value="1">
            <text:p>1</text:p>
          </table:table-cell>
          <table:table-cell table:formula="of:=[.B41]/[.C41]" office:value-type="float" office:value="7.4546200845038">
            <text:p>7.4546200845</text:p>
          </table:table-cell>
          <table:table-cell table:formula="of:=[.B41]/[.D41]" office:value-type="float" office:value="37.7595368080719">
            <text:p>37.7595368081</text:p>
          </table:table-cell>
        </table:table-row>
        <table:table-row table:style-name="ro1">
          <table:table-cell office:value-type="string">
            <text:p>3mm</text:p>
          </table:table-cell>
          <table:table-cell office:value-type="float" office:value="182.90391">
            <text:p>182.90391</text:p>
          </table:table-cell>
          <table:table-cell office:value-type="float" office:value="22.867454">
            <text:p>22.867454</text:p>
          </table:table-cell>
          <table:table-cell office:value-type="float" office:value="4.588913">
            <text:p>4.588913</text:p>
          </table:table-cell>
          <table:table-cell table:formula="of:=[.B42]/[.B42]" office:value-type="float" office:value="1">
            <text:p>1</text:p>
          </table:table-cell>
          <table:table-cell table:formula="of:=[.B42]/[.C42]" office:value-type="float" office:value="7.99843786719763">
            <text:p>7.9984378672</text:p>
          </table:table-cell>
          <table:table-cell table:formula="of:=[.B42]/[.D42]" office:value-type="float" office:value="39.8577854929915">
            <text:p>39.857785493</text:p>
          </table:table-cell>
        </table:table-row>
        <table:table-row table:style-name="ro2">
          <table:table-cell office:value-type="string">
            <text:p>adi</text:p>
          </table:table-cell>
          <table:table-cell office:value-type="float" office:value="3.812405">
            <text:p>3.812405</text:p>
          </table:table-cell>
          <table:table-cell office:value-type="float" office:value="6.283012">
            <text:p>6.283012</text:p>
          </table:table-cell>
          <table:table-cell office:value-type="float" office:value="1.762412">
            <text:p>1.762412</text:p>
          </table:table-cell>
          <table:table-cell table:formula="of:=[.B43]/[.B43]" office:value-type="float" office:value="1">
            <text:p>1</text:p>
          </table:table-cell>
          <table:table-cell table:formula="of:=[.B43]/[.C43]" office:value-type="float" office:value="0.606779837441023">
            <text:p>0.6067798374</text:p>
          </table:table-cell>
          <table:table-cell table:formula="of:=[.B43]/[.D43]" office:value-type="float" office:value="2.16317467198362">
            <text:p>2.163174672</text:p>
          </table:table-cell>
        </table:table-row>
        <table:table-row table:style-name="ro2">
          <table:table-cell office:value-type="string">
            <text:p>atax</text:p>
          </table:table-cell>
          <table:table-cell office:value-type="float" office:value="0.085786">
            <text:p>0.085786</text:p>
          </table:table-cell>
          <table:table-cell office:value-type="float" office:value="0.24391">
            <text:p>0.24391</text:p>
          </table:table-cell>
          <table:table-cell office:value-type="float" office:value="0.077932">
            <text:p>0.077932</text:p>
          </table:table-cell>
          <table:table-cell table:formula="of:=[.B44]/[.B44]" office:value-type="float" office:value="1">
            <text:p>1</text:p>
          </table:table-cell>
          <table:table-cell table:formula="of:=[.B44]/[.C44]" office:value-type="float" office:value="0.351711696937395">
            <text:p>0.3517116969</text:p>
          </table:table-cell>
          <table:table-cell table:formula="of:=[.B44]/[.D44]" office:value-type="float" office:value="1.10078016732536">
            <text:p>1.1007801673</text:p>
          </table:table-cell>
        </table:table-row>
        <table:table-row table:style-name="ro2">
          <table:table-cell office:value-type="string">
            <text:p>bicg</text:p>
          </table:table-cell>
          <table:table-cell office:value-type="float" office:value="0.152777">
            <text:p>0.152777</text:p>
          </table:table-cell>
          <table:table-cell office:value-type="float" office:value="0.188295">
            <text:p>0.188295</text:p>
          </table:table-cell>
          <table:table-cell office:value-type="float" office:value="0.182243">
            <text:p>0.182243</text:p>
          </table:table-cell>
          <table:table-cell table:formula="of:=[.B45]/[.B45]" office:value-type="float" office:value="1">
            <text:p>1</text:p>
          </table:table-cell>
          <table:table-cell table:formula="of:=[.B45]/[.C45]" office:value-type="float" office:value="0.811370455933509">
            <text:p>0.8113704559</text:p>
          </table:table-cell>
          <table:table-cell table:formula="of:=[.B45]/[.D45]" office:value-type="float" office:value="0.838314777522319">
            <text:p>0.8383147775</text:p>
          </table:table-cell>
        </table:table-row>
        <table:table-row table:style-name="ro1">
          <table:table-cell office:value-type="string">
            <text:p>covariance</text:p>
          </table:table-cell>
          <table:table-cell office:value-type="float" office:value="54.190166">
            <text:p>54.190166</text:p>
          </table:table-cell>
          <table:table-cell office:value-type="float" office:value="4.033395">
            <text:p>4.033395</text:p>
          </table:table-cell>
          <table:table-cell office:value-type="float" office:value="0.894052">
            <text:p>0.894052</text:p>
          </table:table-cell>
          <table:table-cell table:formula="of:=[.B46]/[.B46]" office:value-type="float" office:value="1">
            <text:p>1</text:p>
          </table:table-cell>
          <table:table-cell table:formula="of:=[.B46]/[.C46]" office:value-type="float" office:value="13.4353729302486">
            <text:p>13.4353729302</text:p>
          </table:table-cell>
          <table:table-cell table:formula="of:=[.B46]/[.D46]" office:value-type="float" office:value="60.6118726874947">
            <text:p>60.6118726875</text:p>
          </table:table-cell>
        </table:table-row>
        <table:table-row table:style-name="ro2">
          <table:table-cell office:value-type="string">
            <text:p>doitgen</text:p>
          </table:table-cell>
          <table:table-cell office:value-type="float" office:value="7.017779">
            <text:p>7.017779</text:p>
          </table:table-cell>
          <table:table-cell office:value-type="float" office:value="6.402666">
            <text:p>6.402666</text:p>
          </table:table-cell>
          <table:table-cell office:value-type="float" office:value="1.317274">
            <text:p>1.317274</text:p>
          </table:table-cell>
          <table:table-cell table:formula="of:=[.B47]/[.B47]" office:value-type="float" office:value="1">
            <text:p>1</text:p>
          </table:table-cell>
          <table:table-cell table:formula="of:=[.B47]/[.C47]" office:value-type="float" office:value="1.09607138651306">
            <text:p>1.0960713865</text:p>
          </table:table-cell>
          <table:table-cell table:formula="of:=[.B47]/[.D47]" office:value-type="float" office:value="5.32750133988828">
            <text:p>5.3275013399</text:p>
          </table:table-cell>
        </table:table-row>
        <table:table-row table:style-name="ro2">
          <table:table-cell office:value-type="string">
            <text:p>durbin</text:p>
          </table:table-cell>
          <table:table-cell office:value-type="float" office:value="1.450861">
            <text:p>1.450861</text:p>
          </table:table-cell>
          <table:table-cell office:value-type="float" office:value="1.49997">
            <text:p>1.49997</text:p>
          </table:table-cell>
          <table:table-cell office:value-type="float" office:value="1.596">
            <text:p>1.596</text:p>
          </table:table-cell>
          <table:table-cell table:formula="of:=[.B48]/[.B48]" office:value-type="float" office:value="1">
            <text:p>1</text:p>
          </table:table-cell>
          <table:table-cell table:formula="of:=[.B48]/[.C48]" office:value-type="float" office:value="0.967260011866904">
            <text:p>0.9672600119</text:p>
          </table:table-cell>
          <table:table-cell table:formula="of:=[.B48]/[.D48]" office:value-type="float" office:value="0.909060776942356">
            <text:p>0.9090607769</text:p>
          </table:table-cell>
        </table:table-row>
        <table:table-row table:style-name="ro2">
          <table:table-cell office:value-type="string">
            <text:p>dynprog</text:p>
          </table:table-cell>
          <table:table-cell office:value-type="float" office:value="45.057677">
            <text:p>45.057677</text:p>
          </table:table-cell>
          <table:table-cell office:value-type="float" office:value="45.02781">
            <text:p>45.02781</text:p>
          </table:table-cell>
          <table:table-cell office:value-type="float" office:value="45.869758">
            <text:p>45.869758</text:p>
          </table:table-cell>
          <table:table-cell table:formula="of:=[.B49]/[.B49]" office:value-type="float" office:value="1">
            <text:p>1</text:p>
          </table:table-cell>
          <table:table-cell table:formula="of:=[.B49]/[.C49]" office:value-type="float" office:value="1.00066330119098">
            <text:p>1.0006633012</text:p>
          </table:table-cell>
          <table:table-cell table:formula="of:=[.B49]/[.D49]" office:value-type="float" office:value="0.982295938862376">
            <text:p>0.9822959389</text:p>
          </table:table-cell>
        </table:table-row>
        <table:table-row table:style-name="ro2">
          <table:table-cell office:value-type="string">
            <text:p>fdtd-2d</text:p>
          </table:table-cell>
          <table:table-cell office:value-type="float" office:value="0.847786">
            <text:p>0.847786</text:p>
          </table:table-cell>
          <table:table-cell office:value-type="float" office:value="0.618935">
            <text:p>0.618935</text:p>
          </table:table-cell>
          <table:table-cell office:value-type="float" office:value="0.654076">
            <text:p>0.654076</text:p>
          </table:table-cell>
          <table:table-cell table:formula="of:=[.B50]/[.B50]" office:value-type="float" office:value="1">
            <text:p>1</text:p>
          </table:table-cell>
          <table:table-cell table:formula="of:=[.B50]/[.C50]" office:value-type="float" office:value="1.36974965060951">
            <text:p>1.3697496506</text:p>
          </table:table-cell>
          <table:table-cell table:formula="of:=[.B50]/[.D50]" office:value-type="float" office:value="1.29615824460766">
            <text:p>1.2961582446</text:p>
          </table:table-cell>
        </table:table-row>
        <table:table-row table:style-name="ro2">
          <table:table-cell office:value-type="string">
            <text:p>fdtd-apml</text:p>
          </table:table-cell>
          <table:table-cell office:value-type="float" office:value="5.267145">
            <text:p>5.267145</text:p>
          </table:table-cell>
          <table:table-cell office:value-type="float" office:value="5.329621">
            <text:p>5.329621</text:p>
          </table:table-cell>
          <table:table-cell office:value-type="string">
            <text:p>segmentation fault</text:p>
          </table:table-cell>
          <table:table-cell table:formula="of:=[.B51]/[.B51]" office:value-type="float" office:value="1">
            <text:p>1</text:p>
          </table:table-cell>
          <table:table-cell table:formula="of:=[.B51]/[.C51]" office:value-type="float" office:value="0.988277590470317">
            <text:p>0.9882775905</text:p>
          </table:table-cell>
          <table:table-cell table:formula="of:=[.B51]/[.D51]" office:value-type="float" office:value="0">
            <text:p>#VALUE!</text:p>
          </table:table-cell>
        </table:table-row>
        <table:table-row table:style-name="ro2">
          <table:table-cell office:value-type="string">
            <text:p>floyd-warshall</text:p>
          </table:table-cell>
          <table:table-cell office:value-type="float" office:value="7.14349">
            <text:p>7.14349</text:p>
          </table:table-cell>
          <table:table-cell office:value-type="float" office:value="7.045972">
            <text:p>7.045972</text:p>
          </table:table-cell>
          <table:table-cell office:value-type="float" office:value="7.008564">
            <text:p>7.008564</text:p>
          </table:table-cell>
          <table:table-cell table:formula="of:=[.B52]/[.B52]" office:value-type="float" office:value="1">
            <text:p>1</text:p>
          </table:table-cell>
          <table:table-cell table:formula="of:=[.B52]/[.C52]" office:value-type="float" office:value="1.01384024801688">
            <text:p>1.013840248</text:p>
          </table:table-cell>
          <table:table-cell table:formula="of:=[.B52]/[.D52]" office:value-type="float" office:value="1.019251589912">
            <text:p>1.0192515899</text:p>
          </table:table-cell>
        </table:table-row>
        <table:table-row table:style-name="ro2">
          <table:table-cell office:value-type="string">
            <text:p>gemm</text:p>
          </table:table-cell>
          <table:table-cell office:value-type="float" office:value="60.824381">
            <text:p>60.824381</text:p>
          </table:table-cell>
          <table:table-cell office:value-type="float" office:value="8.177822">
            <text:p>8.177822</text:p>
          </table:table-cell>
          <table:table-cell office:value-type="float" office:value="1.709516">
            <text:p>1.709516</text:p>
          </table:table-cell>
          <table:table-cell table:formula="of:=[.B53]/[.B53]" office:value-type="float" office:value="1">
            <text:p>1</text:p>
          </table:table-cell>
          <table:table-cell table:formula="of:=[.B53]/[.C53]" office:value-type="float" office:value="7.43772376067858">
            <text:p>7.4377237607</text:p>
          </table:table-cell>
          <table:table-cell table:formula="of:=[.B53]/[.D53]" office:value-type="float" office:value="35.5798840139548">
            <text:p>35.579884014</text:p>
          </table:table-cell>
        </table:table-row>
        <table:table-row table:style-name="ro2">
          <table:table-cell office:value-type="string">
            <text:p>gemver</text:p>
          </table:table-cell>
          <table:table-cell office:value-type="float" office:value="0.806162">
            <text:p>0.806162</text:p>
          </table:table-cell>
          <table:table-cell office:value-type="float" office:value="0.453863">
            <text:p>0.453863</text:p>
          </table:table-cell>
          <table:table-cell office:value-type="float" office:value="0.129734">
            <text:p>0.129734</text:p>
          </table:table-cell>
          <table:table-cell table:formula="of:=[.B54]/[.B54]" office:value-type="float" office:value="1">
            <text:p>1</text:p>
          </table:table-cell>
          <table:table-cell table:formula="of:=[.B54]/[.C54]" office:value-type="float" office:value="1.77622322154483">
            <text:p>1.7762232215</text:p>
          </table:table-cell>
          <table:table-cell table:formula="of:=[.B54]/[.D54]" office:value-type="float" office:value="6.2139608737879">
            <text:p>6.2139608738</text:p>
          </table:table-cell>
        </table:table-row>
        <table:table-row table:style-name="ro2">
          <table:table-cell office:value-type="string">
            <text:p>gesummv</text:p>
          </table:table-cell>
          <table:table-cell office:value-type="float" office:value="0.160019">
            <text:p>0.160019</text:p>
          </table:table-cell>
          <table:table-cell office:value-type="float" office:value="0.21967">
            <text:p>0.21967</text:p>
          </table:table-cell>
          <table:table-cell office:value-type="float" office:value="0.056293">
            <text:p>0.056293</text:p>
          </table:table-cell>
          <table:table-cell table:formula="of:=[.B55]/[.B55]" office:value-type="float" office:value="1">
            <text:p>1</text:p>
          </table:table-cell>
          <table:table-cell table:formula="of:=[.B55]/[.C55]" office:value-type="float" office:value="0.728451768561934">
            <text:p>0.7284517686</text:p>
          </table:table-cell>
          <table:table-cell table:formula="of:=[.B55]/[.D55]" office:value-type="float" office:value="2.84260920540742">
            <text:p>2.8426092054</text:p>
          </table:table-cell>
        </table:table-row>
        <table:table-row table:style-name="ro2">
          <table:table-cell office:value-type="string">
            <text:p>jacobi-1d-imper</text:p>
          </table:table-cell>
          <table:table-cell office:value-type="float" office:value="0.109059">
            <text:p>0.109059</text:p>
          </table:table-cell>
          <table:table-cell office:value-type="float" office:value="0.132612">
            <text:p>0.132612</text:p>
          </table:table-cell>
          <table:table-cell office:value-type="float" office:value="0.14023">
            <text:p>0.14023</text:p>
          </table:table-cell>
          <table:table-cell table:formula="of:=[.B56]/[.B56]" office:value-type="float" office:value="1">
            <text:p>1</text:p>
          </table:table-cell>
          <table:table-cell table:formula="of:=[.B56]/[.C56]" office:value-type="float" office:value="0.822391638765722">
            <text:p>0.8223916388</text:p>
          </table:table-cell>
          <table:table-cell table:formula="of:=[.B56]/[.D56]" office:value-type="float" office:value="0.77771518220067">
            <text:p>0.7777151822</text:p>
          </table:table-cell>
        </table:table-row>
        <table:table-row table:style-name="ro2">
          <table:table-cell office:value-type="string">
            <text:p>jacobi-2d-imper</text:p>
          </table:table-cell>
          <table:table-cell office:value-type="float" office:value="0.206924">
            <text:p>0.206924</text:p>
          </table:table-cell>
          <table:table-cell office:value-type="float" office:value="0.143052">
            <text:p>0.143052</text:p>
          </table:table-cell>
          <table:table-cell office:value-type="string">
            <text:p>segmentation fault</text:p>
          </table:table-cell>
          <table:table-cell table:formula="of:=[.B57]/[.B57]" office:value-type="float" office:value="1">
            <text:p>1</text:p>
          </table:table-cell>
          <table:table-cell table:formula="of:=[.B57]/[.C57]" office:value-type="float" office:value="1.44649498084613">
            <text:p>1.4464949808</text:p>
          </table:table-cell>
          <table:table-cell table:formula="of:=[.B57]/[.D57]" office:value-type="float" office:value="0">
            <text:p>#VALUE!</text:p>
          </table:table-cell>
        </table:table-row>
        <table:table-row table:style-name="ro2">
          <table:table-cell office:value-type="string">
            <text:p>lu</text:p>
          </table:table-cell>
          <table:table-cell office:value-type="float" office:value="2.471274">
            <text:p>2.471274</text:p>
          </table:table-cell>
          <table:table-cell office:value-type="float" office:value="2.496456">
            <text:p>2.496456</text:p>
          </table:table-cell>
          <table:table-cell office:value-type="float" office:value="3.04215">
            <text:p>3.04215</text:p>
          </table:table-cell>
          <table:table-cell table:formula="of:=[.B58]/[.B58]" office:value-type="float" office:value="1">
            <text:p>1</text:p>
          </table:table-cell>
          <table:table-cell table:formula="of:=[.B58]/[.C58]" office:value-type="float" office:value="0.989912900527788">
            <text:p>0.9899129005</text:p>
          </table:table-cell>
          <table:table-cell table:formula="of:=[.B58]/[.D58]" office:value-type="float" office:value="0.812344558946798">
            <text:p>0.8123445589</text:p>
          </table:table-cell>
        </table:table-row>
        <table:table-row table:style-name="ro2">
          <table:table-cell office:value-type="string">
            <text:p>ludcmp</text:p>
          </table:table-cell>
          <table:table-cell office:value-type="float" office:value="15.284199">
            <text:p>15.284199</text:p>
          </table:table-cell>
          <table:table-cell office:value-type="float" office:value="15.337346">
            <text:p>15.337346</text:p>
          </table:table-cell>
          <table:table-cell office:value-type="float" office:value="15.301262">
            <text:p>15.301262</text:p>
          </table:table-cell>
          <table:table-cell table:formula="of:=[.B59]/[.B59]" office:value-type="float" office:value="1">
            <text:p>1</text:p>
          </table:table-cell>
          <table:table-cell table:formula="of:=[.B59]/[.C59]" office:value-type="float" office:value="0.99653479813261">
            <text:p>0.9965347981</text:p>
          </table:table-cell>
          <table:table-cell table:formula="of:=[.B59]/[.D59]" office:value-type="float" office:value="0.998884863222393">
            <text:p>0.9988848632</text:p>
          </table:table-cell>
        </table:table-row>
        <table:table-row table:style-name="ro2">
          <table:table-cell office:value-type="string">
            <text:p>mvt</text:p>
          </table:table-cell>
          <table:table-cell office:value-type="float" office:value="0.713657">
            <text:p>0.713657</text:p>
          </table:table-cell>
          <table:table-cell office:value-type="float" office:value="0.266923">
            <text:p>0.266923</text:p>
          </table:table-cell>
          <table:table-cell office:value-type="float" office:value="0.07366">
            <text:p>0.07366</text:p>
          </table:table-cell>
          <table:table-cell table:formula="of:=[.B60]/[.B60]" office:value-type="float" office:value="1">
            <text:p>1</text:p>
          </table:table-cell>
          <table:table-cell table:formula="of:=[.B60]/[.C60]" office:value-type="float" office:value="2.67364370998378">
            <text:p>2.67364371</text:p>
          </table:table-cell>
          <table:table-cell table:formula="of:=[.B60]/[.D60]" office:value-type="float" office:value="9.68852837360847">
            <text:p>9.6885283736</text:p>
          </table:table-cell>
        </table:table-row>
        <table:table-row table:style-name="ro2">
          <table:table-cell office:value-type="string">
            <text:p>seidel-2d</text:p>
          </table:table-cell>
          <table:table-cell office:value-type="float" office:value="0.787183">
            <text:p>0.787183</text:p>
          </table:table-cell>
          <table:table-cell office:value-type="float" office:value="0.775581">
            <text:p>0.775581</text:p>
          </table:table-cell>
          <table:table-cell office:value-type="float" office:value="0.771994">
            <text:p>0.771994</text:p>
          </table:table-cell>
          <table:table-cell table:formula="of:=[.B61]/[.B61]" office:value-type="float" office:value="1">
            <text:p>1</text:p>
          </table:table-cell>
          <table:table-cell table:formula="of:=[.B61]/[.C61]" office:value-type="float" office:value="1.01495910807511">
            <text:p>1.0149591081</text:p>
          </table:table-cell>
          <table:table-cell table:formula="of:=[.B61]/[.D61]" office:value-type="float" office:value="1.01967502338101">
            <text:p>1.0196750234</text:p>
          </table:table-cell>
        </table:table-row>
        <table:table-row table:style-name="ro2">
          <table:table-cell office:value-type="string">
            <text:p>symm</text:p>
          </table:table-cell>
          <table:table-cell office:value-type="float" office:value="107.922942">
            <text:p>107.922942</text:p>
          </table:table-cell>
          <table:table-cell office:value-type="float" office:value="107.453622">
            <text:p>107.453622</text:p>
          </table:table-cell>
          <table:table-cell office:value-type="float" office:value="107.582098">
            <text:p>107.582098</text:p>
          </table:table-cell>
          <table:table-cell table:formula="of:=[.B62]/[.B62]" office:value-type="float" office:value="1">
            <text:p>1</text:p>
          </table:table-cell>
          <table:table-cell table:formula="of:=[.B62]/[.C62]" office:value-type="float" office:value="1.0043676517484">
            <text:p>1.0043676517</text:p>
          </table:table-cell>
          <table:table-cell table:formula="of:=[.B62]/[.D62]" office:value-type="float" office:value="1.00316822228174">
            <text:p>1.0031682223</text:p>
          </table:table-cell>
        </table:table-row>
        <table:table-row table:style-name="ro1">
          <table:table-cell office:value-type="string">
            <text:p>syr2k</text:p>
          </table:table-cell>
          <table:table-cell office:value-type="float" office:value="13.927179">
            <text:p>13.927179</text:p>
          </table:table-cell>
          <table:table-cell office:value-type="float" office:value="12.776472">
            <text:p>12.776472</text:p>
          </table:table-cell>
          <table:table-cell office:value-type="float" office:value="3.028515">
            <text:p>3.028515</text:p>
          </table:table-cell>
          <table:table-cell table:formula="of:=[.B63]/[.B63]" office:value-type="float" office:value="1">
            <text:p>1</text:p>
          </table:table-cell>
          <table:table-cell table:formula="of:=[.B63]/[.C63]" office:value-type="float" office:value="1.09006453424701">
            <text:p>1.0900645342</text:p>
          </table:table-cell>
          <table:table-cell table:formula="of:=[.B63]/[.D63]" office:value-type="float" office:value="4.59868252262247">
            <text:p>4.5986825226</text:p>
          </table:table-cell>
        </table:table-row>
        <table:table-row table:style-name="ro2">
          <table:table-cell office:value-type="string">
            <text:p>syrk</text:p>
          </table:table-cell>
          <table:table-cell office:value-type="float" office:value="6.746048">
            <text:p>6.746048</text:p>
          </table:table-cell>
          <table:table-cell office:value-type="float" office:value="6.980201">
            <text:p>6.980201</text:p>
          </table:table-cell>
          <table:table-cell office:value-type="float" office:value="1.58145">
            <text:p>1.58145</text:p>
          </table:table-cell>
          <table:table-cell table:formula="of:=[.B64]/[.B64]" office:value-type="float" office:value="1">
            <text:p>1</text:p>
          </table:table-cell>
          <table:table-cell table:formula="of:=[.B64]/[.C64]" office:value-type="float" office:value="0.966454690917926">
            <text:p>0.9664546909</text:p>
          </table:table-cell>
          <table:table-cell table:formula="of:=[.B64]/[.D64]" office:value-type="float" office:value="4.26573587530431">
            <text:p>4.2657358753</text:p>
          </table:table-cell>
        </table:table-row>
        <table:table-row table:style-name="ro2">
          <table:table-cell office:value-type="string">
            <text:p>trisolv</text:p>
          </table:table-cell>
          <table:table-cell table:number-columns-repeated="2" office:value-type="float" office:value="0.027058">
            <text:p>0.027058</text:p>
          </table:table-cell>
          <table:table-cell office:value-type="float" office:value="0.027582">
            <text:p>0.027582</text:p>
          </table:table-cell>
          <table:table-cell table:formula="of:=[.B65]/[.B65]" office:value-type="float" office:value="1">
            <text:p>1</text:p>
          </table:table-cell>
          <table:table-cell table:formula="of:=[.B65]/[.C65]" office:value-type="float" office:value="1">
            <text:p>1</text:p>
          </table:table-cell>
          <table:table-cell table:formula="of:=[.B65]/[.D65]" office:value-type="float" office:value="0.98100210282068">
            <text:p>0.9810021028</text:p>
          </table:table-cell>
        </table:table-row>
        <table:table-row table:style-name="ro2">
          <table:table-cell office:value-type="string">
            <text:p>trmm</text:p>
          </table:table-cell>
          <table:table-cell office:value-type="float" office:value="3.709421">
            <text:p>3.709421</text:p>
          </table:table-cell>
          <table:table-cell office:value-type="float" office:value="26.169082">
            <text:p>26.169082</text:p>
          </table:table-cell>
          <table:table-cell office:value-type="string">
            <text:p>segmentation fault</text:p>
          </table:table-cell>
          <table:table-cell table:formula="of:=[.B66]/[.B66]" office:value-type="float" office:value="1">
            <text:p>1</text:p>
          </table:table-cell>
          <table:table-cell table:formula="of:=[.B66]/[.C66]" office:value-type="float" office:value="0.141748227927904">
            <text:p>0.1417482279</text:p>
          </table:table-cell>
          <table:table-cell table:formula="of:=[.B66]/[.D66]" office:value-type="float" office:value="0">
            <text:p>#VALUE!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B: clang -O3</text:p>
          </table:table-cell>
          <table:table-cell table:number-columns-repeated="6"/>
        </table:table-row>
        <table:table-row table:style-name="ro2">
          <table:table-cell office:value-type="string">
            <text:p>C: clang -O3 -mllvm -polly -mllvm -polly-ignore-aliasing</text:p>
          </table:table-cell>
          <table:table-cell table:number-columns-repeated="6"/>
        </table:table-row>
        <table:table-row table:style-name="ro2">
          <table:table-cell office:value-type="string">
            <text:p>D: clang -O3 -mllvm -polly -mllvm -enable-polly-openmp -lgomp -mllvm -polly-ignore-aliasing</text:p>
          </table:table-cell>
          <table:table-cell table:number-columns-repeated="6"/>
        </table:table-row>
        <table:table-row table:style-name="ro1" table:number-rows-repeated="1048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5:51:53</meta:creation-date>
    <dc:date>2014-04-15T17:56:36</dc:date>
    <meta:editing-duration>PT1H57M48S</meta:editing-duration>
    <meta:editing-cycles>9</meta:editing-cycles>
    <meta:generator>LibreOffice/3.5$Linux_X86_64 LibreOffice_project/350m1$Build-2</meta:generator>
    <meta:document-statistic meta:table-count="3" meta:cell-count="3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fill-color="#3deb3d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587cm" svg:height="8.993cm" xlink:href=".." xlink:type="simple" chart:class="chart:bar" chart:style-name="ch1">
        <chart:title svg:x="13.627cm" svg:y="0.315cm" chart:style-name="ch2">
          <text:p>Effect of polly (small data size)</text:p>
        </chart:title>
        <chart:subtitle svg:x="14.805cm" svg:y="1.273cm" chart:style-name="ch3">
          <text:p>Tile size 32 on X86-64</text:p>
        </chart:subtitle>
        <chart:legend chart:legend-position="end" svg:x="31.086cm" svg:y="3.699cm" style:legend-expansion="high" chart:style-name="ch4"/>
        <chart:plot-area chart:style-name="ch5" table:cell-range-address="Sheet1.A3:Sheet1.A29 Sheet1.E3:Sheet1.G29" chart:data-source-has-labels="both" svg:x="1.682cm" svg:y="2.314cm" svg:width="28.062cm" svg:height="5.519cm">
          <chartooo:coordinate-region svg:x="2.118cm" svg:y="2.513cm" svg:width="27.626cm" svg:height="4.275cm"/>
          <chart:axis chart:dimension="x" chart:name="primary-x" chart:style-name="ch6" chartooo:axis-type="auto">
            <chartooo:date-scale/>
            <chart:title svg:x="13.632cm" svg:y="8.012cm" chart:style-name="ch7">
              <text:p>Benchmark polybench-c-3.2</text:p>
            </chart:title>
            <chart:categories table:cell-range-address="Sheet1.A4:Sheet1.A29"/>
          </chart:axis>
          <chart:axis chart:dimension="y" chart:name="primary-y" chart:style-name="ch8">
            <chart:title svg:x="0.451cm" svg:y="7.273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Sheet1.E4:Sheet1.E29" chart:label-cell-address="Sheet1.E3:Sheet1.E3" chart:class="chart:bar">
            <chart:data-point chart:repeated="26"/>
          </chart:series>
          <chart:series chart:style-name="ch12" chart:values-cell-range-address="Sheet1.F4:Sheet1.F29" chart:label-cell-address="Sheet1.F3:Sheet1.F3" chart:class="chart:bar">
            <chart:data-point chart:repeated="26"/>
          </chart:series>
          <chart:series chart:style-name="ch13" chart:values-cell-range-address="Sheet1.G4:Sheet1.G29" chart:label-cell-address="Sheet1.G3:Sheet1.G3" chart:class="chart:bar">
            <chart:data-point chart:repeated="2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ng -O3</text:p>
                <draw:g>
                  <svg:desc>Sheet1.E3:Sheet1.E3</svg:desc>
                </draw:g>
              </table:table-cell>
              <table:table-cell office:value-type="string">
                <text:p>tile</text:p>
                <draw:g>
                  <svg:desc>Sheet1.F3:Sheet1.F3</svg:desc>
                </draw:g>
              </table:table-cell>
              <table:table-cell office:value-type="string">
                <text:p>tile+parallel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mm</text:p>
                <draw:g>
                  <svg:desc>Sheet1.A4:Sheet1.A29</svg:desc>
                </draw:g>
              </table:table-cell>
              <table:table-cell office:value-type="float" office:value="1">
                <text:p>1</text:p>
                <draw:g>
                  <svg:desc>Sheet1.E4:Sheet1.E29</svg:desc>
                </draw:g>
              </table:table-cell>
              <table:table-cell office:value-type="float" office:value="1.03525641025641">
                <text:p>1.03525641025641</text:p>
                <draw:g>
                  <svg:desc>Sheet1.F4:Sheet1.F29</svg:desc>
                </draw:g>
              </table:table-cell>
              <table:table-cell office:value-type="float" office:value="2.57114427860696">
                <text:p>2.57114427860696</text:p>
                <draw:g>
                  <svg:desc>Sheet1.G4:Sheet1.G29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1.03406623235613">
                <text:p>1.03406623235613</text:p>
              </table:table-cell>
              <table:table-cell office:value-type="float" office:value="2.3508176488738">
                <text:p>2.3508176488738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687789248843005">
                <text:p>0.687789248843005</text:p>
              </table:table-cell>
              <table:table-cell office:value-type="float" office:value="2.49814126394052">
                <text:p>2.49814126394052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465714285714286">
                <text:p>0.465714285714286</text:p>
              </table:table-cell>
              <table:table-cell office:value-type="float" office:value="2.10322580645161">
                <text:p>2.10322580645161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1.04480286738351">
                <text:p>1.04480286738351</text:p>
              </table:table-cell>
              <table:table-cell office:value-type="float" office:value="0.804137931034483">
                <text:p>0.804137931034483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1.50971344116923">
                <text:p>1.50971344116923</text:p>
              </table:table-cell>
              <table:table-cell office:value-type="float" office:value="7.95552094150225">
                <text:p>7.95552094150225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0.98479427549195">
                <text:p>0.98479427549195</text:p>
              </table:table-cell>
              <table:table-cell office:value-type="float" office:value="1.14330218068536">
                <text:p>1.14330218068536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49321912919343">
                <text:p>0.949321912919343</text:p>
              </table:table-cell>
              <table:table-cell office:value-type="float" office:value="0.287381158167675">
                <text:p>0.287381158167675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980361596009975">
                <text:p>0.980361596009975</text:p>
              </table:table-cell>
              <table:table-cell office:value-type="float" office:value="0.448836877408306">
                <text:p>0.448836877408306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0.718706375058167">
                <text:p>0.718706375058167</text:p>
              </table:table-cell>
              <table:table-cell office:value-type="float" office:value="0.732771913177559">
                <text:p>0.732771913177559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1.00635298788962">
                <text:p>1.00635298788962</text:p>
              </table:table-cell>
              <table:table-cell office:value-type="float" office:value="0.996363636363636">
                <text:p>0.996363636363636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0.988771929824561">
                <text:p>0.988771929824561</text:p>
              </table:table-cell>
              <table:table-cell office:value-type="float" office:value="0.492141110723018">
                <text:p>0.492141110723018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1.0461351679482">
                <text:p>1.0461351679482</text:p>
              </table:table-cell>
              <table:table-cell office:value-type="float" office:value="2.68431983385254">
                <text:p>2.68431983385254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0.813545150501672">
                <text:p>0.813545150501672</text:p>
              </table:table-cell>
              <table:table-cell office:value-type="float" office:value="0.108897593732513">
                <text:p>0.108897593732513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0.701042873696408">
                <text:p>0.701042873696408</text:p>
              </table:table-cell>
              <table:table-cell office:value-type="float" office:value="0.589094449853944">
                <text:p>0.589094449853944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0.892321881484897">
                <text:p>0.892321881484897</text:p>
              </table:table-cell>
              <table:table-cell office:value-type="float" office:value="0.0274534284863017">
                <text:p>0.0274534284863017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1.00671140939597">
                <text:p>1.00671140939597</text:p>
              </table:table-cell>
              <table:table-cell office:value-type="float" office:value="0.530973451327434">
                <text:p>0.530973451327434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1.0169779286927">
                <text:p>1.0169779286927</text:p>
              </table:table-cell>
              <table:table-cell office:value-type="float" office:value="0.900751879699248">
                <text:p>0.900751879699248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1.18276762402089">
                <text:p>1.18276762402089</text:p>
              </table:table-cell>
              <table:table-cell office:value-type="float" office:value="6.47142857142857">
                <text:p>6.47142857142857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0.926962223154042">
                <text:p>0.926962223154042</text:p>
              </table:table-cell>
              <table:table-cell office:value-type="float" office:value="0.943433559650824">
                <text:p>0.943433559650824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0.883682469680264">
                <text:p>0.883682469680264</text:p>
              </table:table-cell>
              <table:table-cell office:value-type="float" office:value="0.995961478720099">
                <text:p>0.995961478720099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0.965156794425087">
                <text:p>0.965156794425087</text:p>
              </table:table-cell>
              <table:table-cell office:value-type="float" office:value="2.08793969849246">
                <text:p>2.08793969849246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0.883308714918759">
                <text:p>0.883308714918759</text:p>
              </table:table-cell>
              <table:table-cell office:value-type="float" office:value="2.40805369127517">
                <text:p>2.40805369127517</text:p>
              </table:table-cell>
            </table:table-row>
            <table:table-row>
              <table:table-cell office:value-type="string">
                <text:p>trisolv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047619047619">
                <text:p>1.3047619047619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0.0190539309087897">
                <text:p>0.01905393090878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fill-color="#3deb3d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437cm" svg:height="9cm" xlink:href=".." xlink:type="simple" chart:class="chart:bar" chart:style-name="ch1">
        <chart:title svg:x="15.28cm" svg:y="0.247cm" chart:style-name="ch2">
          <text:p>Effect of polly (large data size)</text:p>
        </chart:title>
        <chart:subtitle svg:x="16.23cm" svg:y="1.275cm" chart:style-name="ch3">
          <text:p>Tile size 32 on X86-64</text:p>
        </chart:subtitle>
        <chart:legend chart:legend-position="end" svg:x="33.936cm" svg:y="3.703cm" style:legend-expansion="high" chart:style-name="ch4"/>
        <chart:plot-area chart:style-name="ch5" table:cell-range-address="Sheet1.A40:Sheet1.A66 Sheet1.E40:Sheet1.G66" chart:data-source-has-labels="both" svg:x="1.739cm" svg:y="2.318cm" svg:width="30.741cm" svg:height="5.521cm">
          <chartooo:coordinate-region svg:x="2.36cm" svg:y="2.518cm" svg:width="30.12cm" svg:height="4.276cm"/>
          <chart:axis chart:dimension="x" chart:name="primary-x" chart:style-name="ch6" chartooo:axis-type="auto">
            <chartooo:date-scale/>
            <chart:title svg:x="15.028cm" svg:y="8.019cm" chart:style-name="ch7">
              <text:p>Benchmark polybench-c-3.2</text:p>
            </chart:title>
            <chart:categories table:cell-range-address="Sheet1.A41:Sheet1.A66"/>
          </chart:axis>
          <chart:axis chart:dimension="y" chart:name="primary-y" chart:style-name="ch8">
            <chart:title svg:x="0.451cm" svg:y="7.278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Sheet1.E41:Sheet1.E66" chart:label-cell-address="Sheet1.E40:Sheet1.E40" chart:class="chart:bar">
            <chart:data-point chart:repeated="26"/>
          </chart:series>
          <chart:series chart:style-name="ch12" chart:values-cell-range-address="Sheet1.F41:Sheet1.F66" chart:label-cell-address="Sheet1.F40:Sheet1.F40" chart:class="chart:bar">
            <chart:data-point chart:repeated="26"/>
          </chart:series>
          <chart:series chart:style-name="ch13" chart:values-cell-range-address="Sheet1.G41:Sheet1.G66" chart:label-cell-address="Sheet1.G40:Sheet1.G40" chart:class="chart:bar">
            <chart:data-point chart:repeated="2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ng -O3</text:p>
                <draw:g>
                  <svg:desc>Sheet1.E40:Sheet1.E40</svg:desc>
                </draw:g>
              </table:table-cell>
              <table:table-cell office:value-type="string">
                <text:p>tile</text:p>
                <draw:g>
                  <svg:desc>Sheet1.F40:Sheet1.F40</svg:desc>
                </draw:g>
              </table:table-cell>
              <table:table-cell office:value-type="string">
                <text:p>tile+parallel</text:p>
                <draw:g>
                  <svg:desc>Sheet1.G40:Sheet1.G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mm</text:p>
                <draw:g>
                  <svg:desc>Sheet1.A41:Sheet1.A66</svg:desc>
                </draw:g>
              </table:table-cell>
              <table:table-cell office:value-type="float" office:value="1">
                <text:p>1</text:p>
                <draw:g>
                  <svg:desc>Sheet1.E41:Sheet1.E66</svg:desc>
                </draw:g>
              </table:table-cell>
              <table:table-cell office:value-type="float" office:value="7.4546200845038">
                <text:p>7.4546200845038</text:p>
                <draw:g>
                  <svg:desc>Sheet1.F41:Sheet1.F66</svg:desc>
                </draw:g>
              </table:table-cell>
              <table:table-cell office:value-type="float" office:value="37.7595368080719">
                <text:p>37.7595368080719</text:p>
                <draw:g>
                  <svg:desc>Sheet1.G41:Sheet1.G66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7.99843786719763">
                <text:p>7.99843786719763</text:p>
              </table:table-cell>
              <table:table-cell office:value-type="float" office:value="39.8577854929915">
                <text:p>39.8577854929915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606779837441023">
                <text:p>0.606779837441023</text:p>
              </table:table-cell>
              <table:table-cell office:value-type="float" office:value="2.16317467198362">
                <text:p>2.16317467198362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351711696937395">
                <text:p>0.351711696937395</text:p>
              </table:table-cell>
              <table:table-cell office:value-type="float" office:value="1.10078016732536">
                <text:p>1.10078016732536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0.811370455933509">
                <text:p>0.811370455933509</text:p>
              </table:table-cell>
              <table:table-cell office:value-type="float" office:value="0.838314777522319">
                <text:p>0.838314777522319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13.4353729302486">
                <text:p>13.4353729302486</text:p>
              </table:table-cell>
              <table:table-cell office:value-type="float" office:value="60.6118726874947">
                <text:p>60.6118726874947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1.09607138651306">
                <text:p>1.09607138651306</text:p>
              </table:table-cell>
              <table:table-cell office:value-type="float" office:value="5.32750133988828">
                <text:p>5.32750133988828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67260011866904">
                <text:p>0.967260011866904</text:p>
              </table:table-cell>
              <table:table-cell office:value-type="float" office:value="0.909060776942356">
                <text:p>0.909060776942356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1.00066330119098">
                <text:p>1.00066330119098</text:p>
              </table:table-cell>
              <table:table-cell office:value-type="float" office:value="0.982295938862376">
                <text:p>0.982295938862376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1.36974965060951">
                <text:p>1.36974965060951</text:p>
              </table:table-cell>
              <table:table-cell office:value-type="float" office:value="1.29615824460766">
                <text:p>1.29615824460766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0.988277590470317">
                <text:p>0.988277590470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1.01384024801688">
                <text:p>1.01384024801688</text:p>
              </table:table-cell>
              <table:table-cell office:value-type="float" office:value="1.019251589912">
                <text:p>1.019251589912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7.43772376067858">
                <text:p>7.43772376067858</text:p>
              </table:table-cell>
              <table:table-cell office:value-type="float" office:value="35.5798840139548">
                <text:p>35.5798840139548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77622322154483">
                <text:p>1.77622322154483</text:p>
              </table:table-cell>
              <table:table-cell office:value-type="float" office:value="6.2139608737879">
                <text:p>6.2139608737879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0.728451768561934">
                <text:p>0.728451768561934</text:p>
              </table:table-cell>
              <table:table-cell office:value-type="float" office:value="2.84260920540742">
                <text:p>2.84260920540742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0.822391638765722">
                <text:p>0.822391638765722</text:p>
              </table:table-cell>
              <table:table-cell office:value-type="float" office:value="0.77771518220067">
                <text:p>0.77771518220067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1.44649498084613">
                <text:p>1.44649498084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89912900527788">
                <text:p>0.989912900527788</text:p>
              </table:table-cell>
              <table:table-cell office:value-type="float" office:value="0.812344558946798">
                <text:p>0.812344558946798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0.99653479813261">
                <text:p>0.99653479813261</text:p>
              </table:table-cell>
              <table:table-cell office:value-type="float" office:value="0.998884863222393">
                <text:p>0.998884863222393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2.67364370998378">
                <text:p>2.67364370998378</text:p>
              </table:table-cell>
              <table:table-cell office:value-type="float" office:value="9.68852837360847">
                <text:p>9.68852837360847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01495910807511">
                <text:p>1.01495910807511</text:p>
              </table:table-cell>
              <table:table-cell office:value-type="float" office:value="1.01967502338101">
                <text:p>1.01967502338101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.0043676517484">
                <text:p>1.0043676517484</text:p>
              </table:table-cell>
              <table:table-cell office:value-type="float" office:value="1.00316822228174">
                <text:p>1.00316822228174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09006453424701">
                <text:p>1.09006453424701</text:p>
              </table:table-cell>
              <table:table-cell office:value-type="float" office:value="4.59868252262247">
                <text:p>4.59868252262247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0.966454690917926">
                <text:p>0.966454690917926</text:p>
              </table:table-cell>
              <table:table-cell office:value-type="float" office:value="4.26573587530431">
                <text:p>4.26573587530431</text:p>
              </table:table-cell>
            </table:table-row>
            <table:table-row>
              <table:table-cell office:value-type="string">
                <text:p>trisolv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100210282068">
                <text:p>0.98100210282068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0.141748227927904">
                <text:p>0.1417482279279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